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9ffc" officeooo:paragraph-rsid="000e9f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HR manager , </text:p>
      <text:p text:style-name="P1"><text:s text:c="8"/>I am very interested in your company's intern positions, and wish to be part of your team.</text:p>
      <text:p text:style-name="P1"><text:s text:c="8"/>I am hoping to get a chance to be involved in the full stack development in industrial settings. <text:s/>I have experiences with java and python based web development. I have knowledge of Nodejs, Jquery and MEAN stack, and <text:s/>can easily to get hand on the related work. </text:p>
      <text:p text:style-name="P1"><text:s text:c="8"/>I will graduate this winter, and I am available for the intern work from now till the end of the year. </text:p>
      <text:p text:style-name="P1"/>
      <text:p text:style-name="P1">Looking forward to your reply.</text:p>
      <text:p text:style-name="P1">Sincerely, </text:p>
      <text:p text:style-name="P1">Yi X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0:53:00.022908566</meta:creation-date>
    <dc:date>2016-05-09T10:54:11.886035568</dc:date>
    <meta:editing-duration>P0D</meta:editing-duration>
    <meta:editing-cycles>1</meta:editing-cycles>
    <meta:document-statistic meta:table-count="0" meta:image-count="0" meta:object-count="0" meta:page-count="1" meta:paragraph-count="7" meta:word-count="97" meta:character-count="543" meta:non-whitespace-character-count="423"/>
    <meta:generator>LibreOffice/4.2.8.2$Linux_X86_64 LibreOffice_project/420m0$Build-2</meta:generator>
  </office:meta>
</office:document-meta>
</file>